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DokChampa" svg:font-family="DokChampa" style:font-family-generic="roman"/>
    <style:font-face style:name="Symbol" svg:font-family="Symbol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9c9" officeooo:paragraph-rsid="000179c9"/>
    </style:style>
    <style:style style:name="P2" style:family="paragraph" style:parent-style-name="Standard" style:list-style-name="WWNum1">
      <style:paragraph-properties fo:margin-left="0cm" fo:margin-right="0cm" fo:margin-top="0cm" fo:margin-bottom="0.046cm" style:contextual-spacing="false" fo:text-indent="0cm" style:auto-text-indent="false">
        <style:tab-stops/>
      </style:paragraph-properties>
    </style:style>
    <style:style style:name="P3" style:family="paragraph" style:parent-style-name="Standard" style:list-style-name="WWNum1">
      <style:paragraph-properties fo:margin-left="0cm" fo:margin-right="0cm" fo:margin-top="0cm" fo:margin-bottom="0.046cm" style:contextual-spacing="false" fo:text-indent="0cm" style:auto-text-indent="false">
        <style:tab-stops/>
      </style:paragraph-properties>
      <style:text-properties officeooo:paragraph-rsid="00016fb7"/>
    </style:style>
    <style:style style:name="P4" style:family="paragraph" style:parent-style-name="Standard" style:list-style-name="WWNum1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5" style:family="paragraph" style:parent-style-name="Standard" style:list-style-name="WWNum1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0179c9"/>
    </style:style>
    <style:style style:name="T1" style:family="text">
      <style:text-properties fo:color="#000000" style:font-name="Cambria" fo:font-size="11.5pt" style:font-size-asian="11.5pt"/>
    </style:style>
    <style:style style:name="T2" style:family="text">
      <style:text-properties fo:color="#000000" style:font-name="Cambria" fo:font-size="9pt" style:font-size-asian="7.84999990463257pt" style:font-size-complex="9pt"/>
    </style:style>
    <style:style style:name="T3" style:family="text">
      <style:text-properties fo:color="#000000" style:font-name="Cambria" fo:font-size="9pt" officeooo:rsid="00016fb7" style:font-size-asian="7.84999990463257pt" style:font-size-complex="9pt"/>
    </style:style>
    <style:style style:name="T4" style:family="text">
      <style:text-properties fo:color="#000000" style:font-name="DokChampa" fo:font-size="9.5pt" style:font-size-asian="9.5pt"/>
    </style:style>
    <style:style style:name="T5" style:family="text">
      <style:text-properties fo:color="#000000" style:font-name="DokChampa" fo:font-size="9.5pt" officeooo:rsid="00016fb7" style:font-size-asian="9.5pt"/>
    </style:style>
    <style:style style:name="T6" style:family="text">
      <style:text-properties fo:color="#000000" style:font-name="DokChampa" fo:font-size="11.5pt" style:font-size-asian="11.5pt"/>
    </style:style>
    <style:style style:name="T7" style:family="text">
      <style:text-properties fo:color="#000000" style:font-name="DokChampa" fo:font-size="9pt" style:font-size-asian="7.84999990463257pt" style:font-size-complex="9pt"/>
    </style:style>
    <style:style style:name="T8" style:family="text">
      <style:text-properties fo:color="#000000" style:font-name="DokChampa" fo:font-size="9pt" officeooo:rsid="00016fb7" style:font-size-asian="7.84999990463257pt" style:font-size-complex="9pt"/>
    </style:style>
    <style:style style:name="T9" style:family="text">
      <style:text-properties officeooo:rsid="00016fb7"/>
    </style:style>
    <style:style style:name="T10" style:family="text">
      <style:text-properties fo:font-size="9pt" style:font-size-asian="7.84999990463257pt" style:font-size-complex="9pt"/>
    </style:style>
    <style:style style:name="T11" style:family="text">
      <style:text-properties fo:font-size="9pt" officeooo:rsid="00016fb7" style:font-size-asian="7.84999990463257pt" style:font-size-complex="9pt"/>
    </style:style>
    <style:style style:name="T12" style:family="text">
      <style:text-properties fo:font-size="9pt" officeooo:rsid="000179c9" style:font-size-asian="7.84999990463257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8482036286541400822" text:style-name="WWNum1">
        <text:list-item>
          <text:p text:style-name="P3"><text:span text:style-name="T1">Wo liegen unter Linux standardmäßig die vorhandenen Header- und Bibliotheksdateien?</text:span></text:p>
          <text:p text:style-name="P3"><text:span text:style-name="T1"><text:s text:c="15"/></text:span><text:span text:style-name="T2">→</text:span><text:span text:style-name="T3"> Standardmäßig liegen Bibliotheken in /usr[/local]/lib/ während sich die</text:span></text:p>
          <text:list>
            <text:list-header>
              <text:p text:style-name="P3"><text:span text:style-name="T3"><text:s text:c="24"/>Header in /usr[/local]/include/ befinden</text:span><text:span text:style-name="T1"> </text:span></text:p>
            </text:list-header>
          </text:list>
        </text:list-item>
        <text:list-item>
          <text:p text:style-name="P2"><text:span text:style-name="T1">Welche Unix-Umgebungsvariablen legen die Pfade fest, in denen </text:span><text:span text:style-name="T4">gcc </text:span><text:span text:style-name="T1">nach verfügbaren <text:tab/>Header-Dateien und Bibliotheken sucht? </text:span></text:p>
          <text:list>
            <text:list-header>
              <text:p text:style-name="P2"><text:span text:style-name="T1"><text:s text:c="15"/></text:span><text:span text:style-name="T2">→</text:span><text:span text:style-name="T3"> Präpozessor durchsucht alle Pfade, die im C_INCLUDE_PATH stehen (u.a. die Standartverzeichnissen)</text:span></text:p>
            </text:list-header>
          </text:list>
        </text:list-item>
        <text:list-item>
          <text:p text:style-name="P2"><text:span text:style-name="T1">Erklären Sie die Bedeutung der </text:span><text:span text:style-name="T4">gcc</text:span><text:span text:style-name="T1">-Parameter </text:span><text:span text:style-name="T4">-I</text:span><text:span text:style-name="T1">, </text:span><text:span text:style-name="T4">-L</text:span><text:span text:style-name="T1">, </text:span><text:span text:style-name="T4">-l </text:span></text:p>
          <text:list>
            <text:list-header>
              <text:p text:style-name="P2"><text:span text:style-name="T4"><text:s text:c="16"/>→</text:span><text:span text:style-name="T5"> -I weist den Präprozessor an, nach Headern in der directory zu suchen.</text:span></text:p>
              <text:list>
                <text:list-header>
                  <text:p text:style-name="P2"><text:span text:style-name="T5"><text:s text:c="21"/>Das gleiche gilt für -L , nur für Libraries. -l weist den Linker an, gegen die angegebene Bibliothek/Archiv zu l <text:s text:c="6"/><text:tab/> <text:s text:c="5"/>linken</text:span></text:p>
                </text:list-header>
              </text:list>
            </text:list-header>
          </text:list>
        </text:list-item>
        <text:list-item>
          <text:p text:style-name="P3"><text:span text:style-name="T9">Was ist der Unterschied zwischen #inlude „header.h“ und #include &lt;header.h&gt;?</text:span></text:p>
          <text:list>
            <text:list-header>
              <text:p text:style-name="P3"><text:span text:style-name="T6"><text:s text:c="13"/></text:span><text:span text:style-name="T7">→</text:span><text:span text:style-name="T8"> &lt;&gt; für System Header → es wird in obigen VZ gesucht, „“ für eigene Header (im ArbeitsVZ, dann -iquote-Option <text:s text:c="15"/><text:tab/> <text:s text:c="5"/>spezifizierten VZ; dann standartVZ</text:span><text:span text:style-name="T6"> <text:s text:c="7"/></text:span></text:p>
            </text:list-header>
          </text:list>
        </text:list-item>
        <text:list-item>
          <text:p text:style-name="P2"><text:span text:style-name="T1">Erklären Sie den Unterschied zwischen statischem und dynamischen Linken. Wie können <text:tab/>Sie statisches Linken erzwingen? Welche Konsequenzen hat das? </text:span></text:p>
          <text:list>
            <text:list-header>
              <text:p text:style-name="P4"><text:s text:c="12"/><text:span text:style-name="T10">→</text:span><text:span text:style-name="T11"> statisches Linken: alle Bib-Fkt. Werden direkt in enstehendes Programm integriert- </text:span><text:span text:style-name="T12">müssen also im system da sein</text:span></text:p>
              <text:list>
                <text:list-header>
                  <text:p text:style-name="P5"><text:span text:style-name="T11"><text:s text:c="21"/>dynamisches Linken: wird nicht direkt in die ausführbare Datei gesteckt, sondern diese bedient sich zur Laufzeit (code)</text:span></text:p>
                  <text:list>
                    <text:list-header>
                      <text:p text:style-name="P5"><text:span text:style-name="T11"><text:s text:c="21"/>-</text:span><text:span text:style-name="T12">dafür muss Bibliothek vorhanden sein</text:span><text:span text:style-name="T11"> </text:span></text:p>
                    </text:list-header>
                  </text:list>
                </text:list-header>
              </text:list>
            </text:list-header>
          </text:list>
        </text:list-item>
        <text:list-item>
          <text:p text:style-name="P4"><text:span text:style-name="T1">Welche Informationen liefert Ihnen das Linux-Tool </text:span><text:span text:style-name="T4">ldd</text:span><text:span text:style-name="T1">? </text:span></text:p>
        </text:list-item>
      </text:list>
      <text:p text:style-name="P1"><text:s text:c="13"/><text:span text:style-name="T10">→ man kann herausfinden, welche dynamischen Bibliotheken von einer Datei benötigt werden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DokChampa" svg:font-family="DokChampa" style:font-family-generic="roman"/>
    <style:font-face style:name="Symbol" svg:font-family="Symbol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Symbol" fo:font-family="Symbol" style:font-family-generic="roman" fo:font-size="12pt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2:09:00</meta:creation-date>
    <meta:initial-creator>Thomas Wiemann</meta:initial-creator>
    <dc:date>2016-10-30T18:18:58.872000000</dc:date>
    <meta:editing-duration>PT2M55S</meta:editing-duration>
    <meta:editing-cycles>1</meta:editing-cycles>
    <meta:document-statistic meta:table-count="0" meta:image-count="0" meta:object-count="0" meta:page-count="1" meta:paragraph-count="16" meta:word-count="211" meta:character-count="1670" meta:non-whitespace-character-count="1260"/>
    <meta:generator>LibreOffice/4.2.4.2$Windows_x86 LibreOffice_project/63150712c6d317d27ce2db16eb94c2f3d7b699f8</meta:generator>
  </office:meta>
</office:document-meta>
</file>